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allenges</text:h>
      <text:h text:style-name="Heading_20_2" text:outline-level="2">Introduction</text:h>
      <text:p text:style-name="Text_20_body">Playing CTFs is a skill in its own right, challenges require security knowledge taken from various disciplines but they are often more like puzzles than something encountered in the course of your work. No matter how good you are at your discipline you will need practice to recognise the types of challenges presented and know what knowledge is the key to solving those challenges.</text:p>
      <text:p text:style-name="Text_20_body">This CTF is designed to teach you the skills required to get started playing CTFs. We will start by walking you through the basics and then progress to giving you less information as the challenge tiers progress in difficulty.</text:p>
      <text:p text:style-name="Text_20_body">It is important to note that most CTFs will be like the harder challenges from this CTF with minimal information or hints provided.</text:p>
      <text:p text:style-name="Text_20_body"><text:span text:style-name="Strong_20_Emphasis">You will need some kind of Linux system. If you do not have one you can get a copy of VMWare Player or Virtualbox and install a Linux distribution inside a Virtual Machine. Do this before you start. There are plenty of resources online that can guide you through this process. We would recommend Ubuntu Desktop for anyone new to Linux.</text:span></text:p>
      <text:p text:style-name="Text_20_body">We'll start with flags.</text:p>
      <text:section text:style-name="Sect1" text:name="51c65b16-a291-11eb-91ec-623236653265">
        <text:p text:style-name="Text_20_body">50pts</text:p>
        <text:h text:style-name="Heading_20_3" text:outline-level="3"><text:a xlink:type="simple" xlink:href="https://www.tomahawque.com/event/7f0ef140-9d1f-11eb-a107-323835376639/challenge/51c65b16-a291-11eb-91ec-623236653265" text:style-name="Internet_20_link" text:visited-style-name="Visited_20_Internet_20_Link">intro01</text:a></text:h>
        <text:p text:style-name="Text_20_body"><text:a xlink:type="simple" xlink:href="https://www.tomahawque.com/event/7f0ef140-9d1f-11eb-a107-323835376639/challenge/51c65b16-a291-11eb-91ec-623236653265" text:style-name="Internet_20_link" text:visited-style-name="Visited_20_Internet_20_Link">Completed!</text:a></text:p>
      </text:section>
      <text:section text:style-name="Sect1" text:name="51c676d2-a291-11eb-8374-623236653265">
        <text:p text:style-name="Text_20_body">50pts</text:p>
        <text:h text:style-name="Heading_20_3" text:outline-level="3"><text:a xlink:type="simple" xlink:href="https://www.tomahawque.com/event/7f0ef140-9d1f-11eb-a107-323835376639/challenge/51c676d2-a291-11eb-8374-623236653265" text:style-name="Internet_20_link" text:visited-style-name="Visited_20_Internet_20_Link">intro02</text:a></text:h>
        <text:p text:style-name="Text_20_body"><text:a xlink:type="simple" xlink:href="https://www.tomahawque.com/event/7f0ef140-9d1f-11eb-a107-323835376639/challenge/51c676d2-a291-11eb-8374-623236653265" text:style-name="Internet_20_link" text:visited-style-name="Visited_20_Internet_20_Link">Completed!</text:a></text:p>
      </text:section>
      <text:section text:style-name="Sect1" text:name="51c6ac38-a291-11eb-b37c-623236653265">
        <text:p text:style-name="Text_20_body">50pts</text:p>
        <text:h text:style-name="Heading_20_3" text:outline-level="3"><text:a xlink:type="simple" xlink:href="https://www.tomahawque.com/event/7f0ef140-9d1f-11eb-a107-323835376639/challenge/51c6ac38-a291-11eb-b37c-623236653265" text:style-name="Internet_20_link" text:visited-style-name="Visited_20_Internet_20_Link">intro03</text:a></text:h>
        <text:p text:style-name="Text_20_body"><text:a xlink:type="simple" xlink:href="https://www.tomahawque.com/event/7f0ef140-9d1f-11eb-a107-323835376639/challenge/51c6ac38-a291-11eb-b37c-623236653265" text:style-name="Internet_20_link" text:visited-style-name="Visited_20_Internet_20_Link">Completed!</text:a></text:p>
      </text:section>
      <text:section text:style-name="Sect1" text:name="51c6c8b2-a291-11eb-86ec-623236653265">
        <text:p text:style-name="Text_20_body">50pts</text:p>
        <text:h text:style-name="Heading_20_3" text:outline-level="3"><text:a xlink:type="simple" xlink:href="https://www.tomahawque.com/event/7f0ef140-9d1f-11eb-a107-323835376639/challenge/51c6c8b2-a291-11eb-86ec-623236653265" text:style-name="Internet_20_link" text:visited-style-name="Visited_20_Internet_20_Link">intro04</text:a></text:h>
        <text:p text:style-name="Text_20_body"><text:a xlink:type="simple" xlink:href="https://www.tomahawque.com/event/7f0ef140-9d1f-11eb-a107-323835376639/challenge/51c6c8b2-a291-11eb-86ec-623236653265" text:style-name="Internet_20_link" text:visited-style-name="Visited_20_Internet_20_Link">Completed!</text:a></text:p>
      </text:section>
      <text:h text:style-name="Heading_20_2" text:outline-level="2"><text:soft-page-break/>Web</text:h>
      <text:p text:style-name="Text_20_body">Here is a selection of web challenges to get you started, try and solve them on your own, if you get stuck take a hint, or 2.</text:p>
      <text:section text:style-name="Sect1" text:name="51c70110-a291-11eb-b9f5-623236653265">
        <text:p text:style-name="Text_20_body">100pts</text:p>
        <text:h text:style-name="Heading_20_3" text:outline-level="3"><text:a xlink:type="simple" xlink:href="https://www.tomahawque.com/event/7f0ef140-9d1f-11eb-a107-323835376639/challenge/51c70110-a291-11eb-b9f5-623236653265" text:style-name="Internet_20_link" text:visited-style-name="Visited_20_Internet_20_Link">we01</text:a></text:h>
        <text:p text:style-name="Text_20_body"><text:a xlink:type="simple" xlink:href="https://www.tomahawque.com/event/7f0ef140-9d1f-11eb-a107-323835376639/challenge/51c70110-a291-11eb-b9f5-623236653265" text:style-name="Internet_20_link" text:visited-style-name="Visited_20_Internet_20_Link">Completed!</text:a></text:p>
      </text:section>
      <text:section text:style-name="Sect1" text:name="51c721e0-a291-11eb-80f9-623236653265">
        <text:p text:style-name="Text_20_body">250pts</text:p>
        <text:h text:style-name="Heading_20_3" text:outline-level="3"><text:a xlink:type="simple" xlink:href="https://www.tomahawque.com/event/7f0ef140-9d1f-11eb-a107-323835376639/challenge/51c721e0-a291-11eb-80f9-623236653265" text:style-name="Internet_20_link" text:visited-style-name="Visited_20_Internet_20_Link">wm01</text:a></text:h>
        <text:p text:style-name="Text_20_body"><text:a xlink:type="simple" xlink:href="https://www.tomahawque.com/event/7f0ef140-9d1f-11eb-a107-323835376639/challenge/51c721e0-a291-11eb-80f9-623236653265" text:style-name="Internet_20_link" text:visited-style-name="Visited_20_Internet_20_Link">Completed!</text:a></text:p>
      </text:section>
      <text:section text:style-name="Sect1" text:name="51c73d06-a291-11eb-9c8d-623236653265">
        <text:p text:style-name="Text_20_body">500pts</text:p>
        <text:h text:style-name="Heading_20_3" text:outline-level="3"><text:a xlink:type="simple" xlink:href="https://www.tomahawque.com/event/7f0ef140-9d1f-11eb-a107-323835376639/challenge/51c73d06-a291-11eb-9c8d-623236653265" text:style-name="Internet_20_link" text:visited-style-name="Visited_20_Internet_20_Link">wh01</text:a></text:h>
        <text:p text:style-name="Text_20_body"><text:a xlink:type="simple" xlink:href="https://www.tomahawque.com/event/7f0ef140-9d1f-11eb-a107-323835376639/challenge/51c73d06-a291-11eb-9c8d-623236653265" text:style-name="Internet_20_link" text:visited-style-name="Visited_20_Internet_20_Link">Completed!</text:a></text:p>
      </text:section>
      <text:section text:style-name="Sect1" text:name="51c7580e-a291-11eb-8a00-623236653265">
        <text:p text:style-name="Text_20_body">1000pts</text:p>
        <text:h text:style-name="Heading_20_3" text:outline-level="3"><text:a xlink:type="simple" xlink:href="https://www.tomahawque.com/event/7f0ef140-9d1f-11eb-a107-323835376639/challenge/51c7580e-a291-11eb-8a00-623236653265" text:style-name="Internet_20_link" text:visited-style-name="Visited_20_Internet_20_Link">wx01</text:a></text:h>
        <text:p text:style-name="Text_20_body"><text:a xlink:type="simple" xlink:href="https://www.tomahawque.com/event/7f0ef140-9d1f-11eb-a107-323835376639/challenge/51c7580e-a291-11eb-8a00-623236653265" text:style-name="Internet_20_link" text:visited-style-name="Visited_20_Internet_20_Link">Completed!</text:a></text:p>
      </text:section>
      <text:h text:style-name="Heading_20_2" text:outline-level="2">Crypto</text:h>
      <text:p text:style-name="Text_20_body">Crypto challenges vary in difficulty, these start off easy and get harder, use the hints</text:p>
      <text:section text:style-name="Sect1" text:name="51c78612-a291-11eb-a26c-623236653265">
        <text:p text:style-name="Text_20_body">100pts</text:p>
        <text:h text:style-name="Heading_20_3" text:outline-level="3"><text:a xlink:type="simple" xlink:href="https://www.tomahawque.com/event/7f0ef140-9d1f-11eb-a107-323835376639/challenge/51c78612-a291-11eb-a26c-623236653265" text:style-name="Internet_20_link" text:visited-style-name="Visited_20_Internet_20_Link">ce01</text:a></text:h>
        <text:p text:style-name="Text_20_body"><text:a xlink:type="simple" xlink:href="https://www.tomahawque.com/event/7f0ef140-9d1f-11eb-a107-323835376639/challenge/51c78612-a291-11eb-a26c-623236653265" text:style-name="Internet_20_link" text:visited-style-name="Visited_20_Internet_20_Link">Completed!</text:a></text:p>
      </text:section>
      <text:section text:style-name="Sect1" text:name="51c7a55c-a291-11eb-925d-623236653265">
        <text:p text:style-name="Text_20_body">100pts</text:p>
        <text:h text:style-name="Heading_20_3" text:outline-level="3"><text:a xlink:type="simple" xlink:href="https://www.tomahawque.com/event/7f0ef140-9d1f-11eb-a107-323835376639/challenge/51c7a55c-a291-11eb-925d-623236653265" text:style-name="Internet_20_link" text:visited-style-name="Visited_20_Internet_20_Link">ce02</text:a></text:h>
        <text:p text:style-name="Text_20_body"><text:a xlink:type="simple" xlink:href="https://www.tomahawque.com/event/7f0ef140-9d1f-11eb-a107-323835376639/challenge/51c7a55c-a291-11eb-925d-623236653265" text:style-name="Internet_20_link" text:visited-style-name="Visited_20_Internet_20_Link">Completed!</text:a></text:p>
      </text:section>
      <text:section text:style-name="Sect1" text:name="51c7c14a-a291-11eb-85b2-623236653265">
        <text:p text:style-name="Text_20_body">250pts</text:p>
        <text:h text:style-name="Heading_20_3" text:outline-level="3"><text:a xlink:type="simple" xlink:href="https://www.tomahawque.com/event/7f0ef140-9d1f-11eb-a107-323835376639/challenge/51c7c14a-a291-11eb-85b2-623236653265" text:style-name="Internet_20_link" text:visited-style-name="Visited_20_Internet_20_Link">cm01</text:a></text:h>
        <text:p text:style-name="Text_20_body"><text:a xlink:type="simple" xlink:href="https://www.tomahawque.com/event/7f0ef140-9d1f-11eb-a107-323835376639/challenge/51c7c14a-a291-11eb-85b2-623236653265" text:style-name="Internet_20_link" text:visited-style-name="Visited_20_Internet_20_Link">Completed!</text:a></text:p>
      </text:section>
      <text:section text:style-name="Sect1" text:name="51c7de00-a291-11eb-b5e1-623236653265">
        <text:p text:style-name="Text_20_body">500pts</text:p>
        <text:h text:style-name="Heading_20_3" text:outline-level="3"><text:soft-page-break/><text:a xlink:type="simple" xlink:href="https://www.tomahawque.com/event/7f0ef140-9d1f-11eb-a107-323835376639/challenge/51c7de00-a291-11eb-b5e1-623236653265" text:style-name="Internet_20_link" text:visited-style-name="Visited_20_Internet_20_Link">ch01</text:a></text:h>
        <text:p text:style-name="Text_20_body"><text:a xlink:type="simple" xlink:href="https://www.tomahawque.com/event/7f0ef140-9d1f-11eb-a107-323835376639/challenge/51c7de00-a291-11eb-b5e1-623236653265" text:style-name="Internet_20_link" text:visited-style-name="Visited_20_Internet_20_Link">Completed!</text:a></text:p>
      </text:section>
      <text:h text:style-name="Heading_20_2" text:outline-level="2">Forensics</text:h>
      <text:p text:style-name="Text_20_body">Forensics is very popular in CTFs, take a look at these challenges and read closely the challenge questions, they often have clues to the answers in the wording.</text:p>
      <text:section text:style-name="Sect1" text:name="51c80c4a-a291-11eb-bebe-623236653265">
        <text:p text:style-name="Text_20_body">100pts</text:p>
        <text:h text:style-name="Heading_20_3" text:outline-level="3"><text:a xlink:type="simple" xlink:href="https://www.tomahawque.com/event/7f0ef140-9d1f-11eb-a107-323835376639/challenge/51c80c4a-a291-11eb-bebe-623236653265" text:style-name="Internet_20_link" text:visited-style-name="Visited_20_Internet_20_Link">fe01</text:a></text:h>
        <text:p text:style-name="Text_20_body"><text:a xlink:type="simple" xlink:href="https://www.tomahawque.com/event/7f0ef140-9d1f-11eb-a107-323835376639/challenge/51c80c4a-a291-11eb-bebe-623236653265" text:style-name="Internet_20_link" text:visited-style-name="Visited_20_Internet_20_Link">Completed!</text:a></text:p>
      </text:section>
      <text:section text:style-name="Sect1" text:name="51c8289c-a291-11eb-8013-623236653265">
        <text:p text:style-name="Text_20_body">100pts</text:p>
        <text:h text:style-name="Heading_20_3" text:outline-level="3"><text:a xlink:type="simple" xlink:href="https://www.tomahawque.com/event/7f0ef140-9d1f-11eb-a107-323835376639/challenge/51c8289c-a291-11eb-8013-623236653265" text:style-name="Internet_20_link" text:visited-style-name="Visited_20_Internet_20_Link">fe02</text:a></text:h>
        <text:p text:style-name="Text_20_body"><text:a xlink:type="simple" xlink:href="https://www.tomahawque.com/event/7f0ef140-9d1f-11eb-a107-323835376639/challenge/51c8289c-a291-11eb-8013-623236653265" text:style-name="Internet_20_link" text:visited-style-name="Visited_20_Internet_20_Link">Completed!</text:a></text:p>
      </text:section>
      <text:section text:style-name="Sect1" text:name="51c8603c-a291-11eb-aebf-623236653265">
        <text:p text:style-name="Text_20_body">250pts</text:p>
        <text:h text:style-name="Heading_20_3" text:outline-level="3"><text:a xlink:type="simple" xlink:href="https://www.tomahawque.com/event/7f0ef140-9d1f-11eb-a107-323835376639/challenge/51c8603c-a291-11eb-aebf-623236653265" text:style-name="Internet_20_link" text:visited-style-name="Visited_20_Internet_20_Link">fm01</text:a></text:h>
        <text:p text:style-name="Text_20_body"><text:a xlink:type="simple" xlink:href="https://www.tomahawque.com/event/7f0ef140-9d1f-11eb-a107-323835376639/challenge/51c8603c-a291-11eb-aebf-623236653265" text:style-name="Internet_20_link" text:visited-style-name="Visited_20_Internet_20_Link">Completed!</text:a></text:p>
      </text:section>
      <text:section text:style-name="Sect1" text:name="51c8428c-a291-11eb-b427-623236653265">
        <text:p text:style-name="Text_20_body">500pts</text:p>
        <text:h text:style-name="Heading_20_3" text:outline-level="3"><text:a xlink:type="simple" xlink:href="https://www.tomahawque.com/event/7f0ef140-9d1f-11eb-a107-323835376639/challenge/51c8428c-a291-11eb-b427-623236653265" text:style-name="Internet_20_link" text:visited-style-name="Visited_20_Internet_20_Link">fh01</text:a></text:h>
        <text:p text:style-name="Text_20_body"><text:a xlink:type="simple" xlink:href="https://www.tomahawque.com/event/7f0ef140-9d1f-11eb-a107-323835376639/challenge/51c8428c-a291-11eb-b427-623236653265" text:style-name="Internet_20_link" text:visited-style-name="Visited_20_Internet_20_Link">Completed!</text:a></text:p>
      </text:section>
      <text:section text:style-name="Sect1" text:name="51c87e96-a291-11eb-a938-623236653265">
        <text:p text:style-name="Text_20_body">1000pts</text:p>
        <text:h text:style-name="Heading_20_3" text:outline-level="3"><text:a xlink:type="simple" xlink:href="https://www.tomahawque.com/event/7f0ef140-9d1f-11eb-a107-323835376639/challenge/51c87e96-a291-11eb-a938-623236653265" text:style-name="Internet_20_link" text:visited-style-name="Visited_20_Internet_20_Link">fx01</text:a></text:h>
        <text:p text:style-name="Text_20_body"><text:a xlink:type="simple" xlink:href="https://www.tomahawque.com/event/7f0ef140-9d1f-11eb-a107-323835376639/challenge/51c87e96-a291-11eb-a938-623236653265" text:style-name="Internet_20_link" text:visited-style-name="Visited_20_Internet_20_Link">Completed!</text:a></text:p>
      </text:section>
      <text:h text:style-name="Heading_20_2" text:outline-level="2">Networking</text:h>
      <text:p text:style-name="Text_20_body">Things will start to get more difficult now, use the hints and the explanations.</text:p>
      <text:section text:style-name="Sect1" text:name="51c8ab96-a291-11eb-b157-623236653265">
        <text:p text:style-name="Text_20_body">100pts</text:p>
        <text:h text:style-name="Heading_20_3" text:outline-level="3"><text:a xlink:type="simple" xlink:href="https://www.tomahawque.com/event/7f0ef140-9d1f-11eb-a107-323835376639/challenge/51c8ab96-a291-11eb-b157-623236653265" text:style-name="Internet_20_link" text:visited-style-name="Visited_20_Internet_20_Link">ne01</text:a></text:h>
        <text:p text:style-name="Text_20_body"><text:a xlink:type="simple" xlink:href="https://www.tomahawque.com/event/7f0ef140-9d1f-11eb-a107-323835376639/challenge/51c8ab96-a291-11eb-b157-623236653265" text:style-name="Internet_20_link" text:visited-style-name="Visited_20_Internet_20_Link">Completed!</text:a></text:p>
      </text:section>
      <text:section text:style-name="Sect1" text:name="51c8e372-a291-11eb-b408-623236653265">
        <text:p text:style-name="Text_20_body">250pts</text:p>
        <text:h text:style-name="Heading_20_3" text:outline-level="3"><text:soft-page-break/><text:a xlink:type="simple" xlink:href="https://www.tomahawque.com/event/7f0ef140-9d1f-11eb-a107-323835376639/challenge/51c8e372-a291-11eb-b408-623236653265" text:style-name="Internet_20_link" text:visited-style-name="Visited_20_Internet_20_Link">nm01</text:a></text:h>
        <text:p text:style-name="Text_20_body"><text:a xlink:type="simple" xlink:href="https://www.tomahawque.com/event/7f0ef140-9d1f-11eb-a107-323835376639/challenge/51c8e372-a291-11eb-b408-623236653265" text:style-name="Internet_20_link" text:visited-style-name="Visited_20_Internet_20_Link">Completed!</text:a></text:p>
      </text:section>
      <text:section text:style-name="Sect1" text:name="51c8c810-a291-11eb-a162-623236653265">
        <text:p text:style-name="Text_20_body">500pts</text:p>
        <text:h text:style-name="Heading_20_3" text:outline-level="3"><text:a xlink:type="simple" xlink:href="https://www.tomahawque.com/event/7f0ef140-9d1f-11eb-a107-323835376639/challenge/51c8c810-a291-11eb-a162-623236653265" text:style-name="Internet_20_link" text:visited-style-name="Visited_20_Internet_20_Link">nh01</text:a></text:h>
        <text:p text:style-name="Text_20_body"><text:a xlink:type="simple" xlink:href="https://www.tomahawque.com/event/7f0ef140-9d1f-11eb-a107-323835376639/challenge/51c8c810-a291-11eb-a162-623236653265" text:style-name="Internet_20_link" text:visited-style-name="Visited_20_Internet_20_Link">Completed!</text:a></text:p>
      </text:section>
      <text:h text:style-name="Heading_20_2" text:outline-level="2">Binary</text:h>
      <text:p text:style-name="Text_20_body">Binary challenges are generally difficult, we've made them a little easier for you here and provided explanations of the processes if you get stuck. Once you have completed the challenges or as many as can move on to the intermediate game.</text:p>
      <text:section text:style-name="Sect1" text:name="51c90d02-a291-11eb-a3cb-623236653265">
        <text:p text:style-name="Text_20_body">100pts</text:p>
        <text:h text:style-name="Heading_20_3" text:outline-level="3"><text:a xlink:type="simple" xlink:href="https://www.tomahawque.com/event/7f0ef140-9d1f-11eb-a107-323835376639/challenge/51c90d02-a291-11eb-a3cb-623236653265" text:style-name="Internet_20_link" text:visited-style-name="Visited_20_Internet_20_Link">be01</text:a></text:h>
        <text:p text:style-name="Text_20_body"><text:a xlink:type="simple" xlink:href="https://www.tomahawque.com/event/7f0ef140-9d1f-11eb-a107-323835376639/challenge/51c90d02-a291-11eb-a3cb-623236653265" text:style-name="Internet_20_link" text:visited-style-name="Visited_20_Internet_20_Link">Completed!</text:a></text:p>
      </text:section>
      <text:section text:style-name="Sect1" text:name="51c9500a-a291-11eb-83bf-623236653265">
        <text:p text:style-name="Text_20_body">1000pts</text:p>
        <text:h text:style-name="Heading_20_3" text:outline-level="3"><text:a xlink:type="simple" xlink:href="https://www.tomahawque.com/event/7f0ef140-9d1f-11eb-a107-323835376639/challenge/51c9500a-a291-11eb-83bf-623236653265" text:style-name="Internet_20_link" text:visited-style-name="Visited_20_Internet_20_Link">bh01</text:a></text:h>
        <text:p text:style-name="Text_20_body"><text:a xlink:type="simple" xlink:href="https://www.tomahawque.com/event/7f0ef140-9d1f-11eb-a107-323835376639/challenge/51c9500a-a291-11eb-83bf-623236653265" text:style-name="Internet_20_link" text:visited-style-name="Visited_20_Internet_20_Link">Completed!</text:a></text:p>
      </text:section>
      <text:section text:style-name="Sect1" text:name="51c928c8-a291-11eb-b718-623236653265">
        <text:p text:style-name="Text_20_body">500pts</text:p>
        <text:h text:style-name="Heading_20_3" text:outline-level="3"><text:a xlink:type="simple" xlink:href="https://www.tomahawque.com/event/7f0ef140-9d1f-11eb-a107-323835376639/challenge/51c928c8-a291-11eb-b718-623236653265" text:style-name="Internet_20_link" text:visited-style-name="Visited_20_Internet_20_Link">bh02</text:a></text:h>
        <text:p text:style-name="Text_20_body"><text:a xlink:type="simple" xlink:href="https://www.tomahawque.com/event/7f0ef140-9d1f-11eb-a107-323835376639/challenge/51c928c8-a291-11eb-b718-623236653265" text:style-name="Internet_20_link" text:visited-style-name="Visited_20_Internet_20_Link">Completed!</text:a></text:p>
      </text:section>
      <text:p text:style-name="Standard"><text:a xlink:type="simple" xlink:href="https://www.tomahawque.com/event/7f0ef140-9d1f-11eb-a107-323835376639/challenge/51c928c8-a291-11eb-b718-623236653265"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3T13:01:56.970023861</meta:creation-date>
    <dc:date>2021-04-23T16:11:36.887558747</dc:date>
    <meta:editing-duration>PT3H9M40S</meta:editing-duration>
    <meta:editing-cycles>1</meta:editing-cycles>
    <meta:generator>LibreOffice/6.0.7.3$Linux_X86_64 LibreOffice_project/00m0$Build-3</meta:generator>
    <meta:document-statistic meta:table-count="0" meta:image-count="0" meta:object-count="0" meta:page-count="4" meta:paragraph-count="86" meta:word-count="392" meta:character-count="2317" meta:non-whitespace-character-count="2011"/>
  </office:meta>
</office:document-meta>
</file>